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25cm"/>
    </style:style>
    <style:style style:name="co2" style:family="table-column">
      <style:table-column-properties fo:break-before="auto" style:column-width="19.096cm"/>
    </style:style>
    <style:style style:name="co3" style:family="table-column">
      <style:table-column-properties fo:break-before="auto" style:column-width="2.828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4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table:style-name="ce1" office:value-type="string">
            <text:p>S.no.</text:p>
          </table:table-cell>
          <table:table-cell table:style-name="ce3" office:value-type="string">
            <text:p>All test cases scenarios for the user story</text:p>
          </table:table-cell>
          <table:table-cell table:number-columns-repeated="1022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string">
            <text:p>if user cancel the ticket of journey date before current date</text:p>
          </table:table-cell>
          <table:table-cell table:number-columns-repeated="1022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1" office:value-type="string">
            <text:p>If user cancels the ticket 60 days prior to journey date</text:p>
          </table:table-cell>
          <table:table-cell table:number-columns-repeated="1022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1" office:value-type="string">
            <text:p>If user cancels the ticket between 60-30 days prior to journey date</text:p>
          </table:table-cell>
          <table:table-cell table:number-columns-repeated="1022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4" office:value-type="string">
            <text:p>If user cancels the ticket between 30-10 days</text:p>
          </table:table-cell>
          <table:table-cell table:number-columns-repeated="1022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If user cancels the ticket between 10-1 days</text:p>
          </table:table-cell>
          <table:table-cell table:number-columns-repeated="1022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If user cancels the ticket of journey date of current date </text:p>
          </table:table-cell>
          <table:table-cell table:number-columns-repeated="1022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1" office:value-type="string">
            <text:p>if user cancel the ticket which is in waiting </text:p>
          </table:table-cell>
          <table:table-cell table:number-columns-repeated="1022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6">06/04/2020</text:date>, <text:time>12:1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6T12:16:23.83</dc:date>
    <meta:document-statistic meta:table-count="1" meta:cell-count="16" meta:object-count="0"/>
    <meta:generator>OpenOffice/4.1.1$Win32 OpenOffice.org_project/411m6$Build-9775</meta:generator>
  </office:meta>
</office:document-meta>
</file>